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PropertySource.PropertiesPropertySource( String name , Map &lt; String , Object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PropertySource.PropertiesPropertySource( String name , Properties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PropertySourc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